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1" style:family="graphic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2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8.382cm" svg:y="7.8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8.38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5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7.8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8.382cm" svg:y="6.604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6.564cm" svg:height="6.096cm" svg:x="1.27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56cm" svg:height="1.2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8.89cm" svg:y="10.2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67" draw:text-style-name="P10" draw:layer="layout" svg:width="1.778cm" svg:height="1.062cm" svg:x="11.176cm" svg:y="6.604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286cm" svg:height="1.062cm" svg:x="15.494cm" svg:y="6.5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112cm" svg:x2="15.24cm" svg:y2="7.158cm">
          <text:p/>
        </draw:line>
        <draw:polygon draw:style-name="gr63" draw:text-style-name="P1" draw:layer="layout" svg:width="1.183cm" svg:height="1.269cm" draw:transform="rotate (1.5707963267949) translate (10.15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0.15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0.15cm 9.82cm)" svg:viewBox="0 0 930 1270" draw:points="930,0 279,0 0,635 279,1270 930,1270">
          <text:p/>
        </draw:polygon>
        <draw:frame draw:style-name="gr28" draw:text-style-name="P27" draw:layer="layout" svg:width="1.28cm" svg:height="0.806cm" svg:x="10.15cm" svg:y="8.89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2.802cm" svg:x="8.382cm" svg:y="8.0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9.452cm" svg:height="1.016cm" svg:x="8.382cm" svg:y="11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0.9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0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2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8.0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0.973cm" svg:x="8.382cm" svg:y="6.901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7.072cm" svg:height="5.476cm" svg:x="0.76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56cm" svg:height="0.9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8.89cm" svg:y="10.0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70" draw:text-style-name="P10" draw:layer="Layout" svg:width="1.778cm" svg:height="0.973cm" svg:x="11.176cm" svg:y="6.901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286cm" svg:height="0.973cm" svg:x="15.494cm" svg:y="6.8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32cm" svg:x2="15.24cm" svg:y2="7.366cm">
          <text:p/>
        </draw:line>
        <draw:polygon draw:style-name="gr63" draw:text-style-name="P1" draw:layer="layout" svg:width="1.183cm" svg:height="1.269cm" draw:transform="rotate (1.5707963267949) translate (10.15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0.15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0.15cm 9.82cm)" svg:viewBox="0 0 930 1270" draw:points="930,0 279,0 0,635 279,1270 930,1270">
          <text:p/>
        </draw:polygon>
        <draw:frame draw:style-name="gr28" draw:text-style-name="P27" draw:layer="layout" svg:width="1.28cm" svg:height="0.806cm" svg:x="10.15cm" svg:y="8.89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72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4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79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9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0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1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6" draw:text-style-name="P1" draw:layer="layout" svg:x1="9.05cm" svg:y1="11.43cm" svg:x2="9.304cm" svg:y2="12.446cm">
          <text:p/>
        </draw:line>
        <draw:frame draw:style-name="gr73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6" draw:text-style-name="P1" draw:layer="layout" svg:x1="14.384cm" svg:y1="11.684cm" svg:x2="13.006cm" svg:y2="12.4cm">
          <text:p/>
        </draw:line>
        <draw:frame draw:style-name="gr73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3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18.394cm" svg:y1="11.176cm" svg:x2="18.902cm" svg:y2="12.446cm">
          <text:p/>
        </draw:line>
        <draw:line draw:style-name="gr76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3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26:15.708097693</dc:date>
    <meta:editing-duration>P1DT4H44M37S</meta:editing-duration>
    <meta:editing-cycles>550</meta:editing-cycles>
    <meta:generator>LibreOffice/4.2.8.2$Linux_X86_64 LibreOffice_project/420m0$Build-2</meta:generator>
    <meta:document-statistic meta:object-count="403"/>
  </office:meta>
</office:document-meta>
</file>